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pen Sans" svg:font-family="Open Sans" style:font-family-generic="system" style:font-pitch="variable" svg:panose-1="2 11 6 6 3 5 4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6875in"/>
    </style:style>
    <style:style style:name="TableColumn3" style:family="table-column">
      <style:table-column-properties style:column-width="4.8125in"/>
    </style:style>
    <style:style style:name="Table1" style:family="table" style:master-page-name="MP0">
      <style:table-properties style:width="7.5in" fo:margin-left="0in" table:align="left"/>
    </style:style>
    <style:style style:name="TableRow4" style:family="table-row">
      <style:table-row-properties style:min-row-height="2.0437in"/>
    </style:style>
    <style:style style:name="TableCell5" style:family="table-cell">
      <style:table-cell-properties fo:border="none" fo:background-color="#F2F2F2" style:writing-mode="lr-tb" fo:padding-top="0.2in" fo:padding-left="0.5in" fo:padding-bottom="0.2in" fo:padding-right="0.2in">
        <style:background-fill draw:fill="solid" draw:fill-color="#F2F2F2"/>
      </style:table-cell-properties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none" fo:background-color="#E8D1B2" style:writing-mode="lr-tb" fo:padding-top="0.2in" fo:padding-left="0.5in" fo:padding-bottom="0.2in" fo:padding-right="0.2in">
        <style:background-fill draw:fill="solid" draw:fill-color="#E8D1B2"/>
      </style:table-cell-properties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 fo:font-size="28pt" style:font-size-asian="28pt" style:font-size-complex="28pt"/>
    </style:style>
    <style:style style:name="P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western" style:family="paragraph">
      <style:paragraph-properties fo:line-height="80%" fo:margin-left="0.4in">
        <style:tab-stops/>
      </style:paragraph-properties>
    </style:style>
    <style:style style:name="T13" style:parent-style-name="DefaultParagraphFont" style:family="text">
      <style:text-properties style:font-name="Aptos" style:font-name-complex="Open Sans"/>
    </style:style>
    <style:style style:name="T14" style:parent-style-name="DefaultParagraphFont" style:family="text">
      <style:text-properties style:font-name="Aptos" style:font-name-complex="Open Sans"/>
    </style:style>
    <style:style style:name="P15" style:parent-style-name="western" style:family="paragraph">
      <style:paragraph-properties fo:line-height="80%" fo:margin-left="0.4in">
        <style:tab-stops/>
      </style:paragraph-properties>
    </style:style>
    <style:style style:name="T16" style:parent-style-name="DefaultParagraphFont" style:family="text">
      <style:text-properties style:font-name="Aptos" style:font-name-complex="Open Sans"/>
    </style:style>
    <style:style style:name="T17" style:parent-style-name="DefaultParagraphFont" style:family="text">
      <style:text-properties style:font-name="Aptos" style:font-name-complex="Open Sans"/>
    </style:style>
    <style:style style:name="P18" style:parent-style-name="western" style:family="paragraph">
      <style:paragraph-properties fo:line-height="80%" fo:margin-left="0.4in">
        <style:tab-stops/>
      </style:paragraph-properties>
    </style:style>
    <style:style style:name="T19" style:parent-style-name="DefaultParagraphFont" style:family="text">
      <style:text-properties style:font-name="Open Sans" style:font-name-complex="Open Sans"/>
    </style:style>
    <style:style style:name="T20" style:parent-style-name="DefaultParagraphFont" style:family="text">
      <style:text-properties style:font-name="Aptos" style:font-name-complex="Open Sans"/>
    </style:style>
    <style:style style:name="P21" style:parent-style-name="western" style:family="paragraph">
      <style:paragraph-properties fo:margin-left="0.4in">
        <style:tab-stops/>
      </style:paragraph-properties>
    </style:style>
    <style:style style:name="T22" style:parent-style-name="DefaultParagraphFont" style:family="text">
      <style:text-properties style:font-name="Open Sans" style:font-name-complex="Open Sans"/>
    </style:style>
    <style:style style:name="P23" style:parent-style-name="Normal" style:family="paragraph">
      <style:paragraph-properties fo:margin-bottom="0in"/>
      <style:text-properties text:display="none"/>
    </style:style>
    <style:style style:name="TableColumn25" style:family="table-column">
      <style:table-column-properties style:column-width="2.6875in"/>
    </style:style>
    <style:style style:name="TableColumn26" style:family="table-column">
      <style:table-column-properties style:column-width="4.8125in"/>
    </style:style>
    <style:style style:name="Table24" style:family="table">
      <style:table-properties style:width="7.5in" fo:margin-left="0in" table:align="left"/>
    </style:style>
    <style:style style:name="TableRow27" style:family="table-row">
      <style:table-row-properties style:min-row-height="6.3562in"/>
    </style:style>
    <style:style style:name="TableCell28" style:family="table-cell">
      <style:table-cell-properties fo:border-top="none" fo:border-left="none" fo:border-bottom="none" fo:border-right="0.0069in solid #E8D1B2" style:writing-mode="lr-tb" fo:padding-top="0in" fo:padding-left="0.2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color="#FFFFFF" fo:background-color="#000000"/>
    </style:style>
    <style:style style:name="P32" style:parent-style-name="Heading5" style:family="paragraph">
      <style:paragraph-properties fo:line-height="100%"/>
      <style:text-properties style:font-name-complex="Open Sans" fo:font-weight="bold" style:font-weight-asian="bold" style:font-weight-complex="bold" fo:color="#000000" fo:font-size="10pt" style:font-size-asian="10pt" style:font-size-complex="10pt"/>
    </style:style>
    <style:style style:name="P33" style:parent-style-name="Heading5" style:family="paragraph">
      <style:paragraph-properties fo:line-height="100%"/>
    </style:style>
    <style:style style:name="T34" style:parent-style-name="DefaultParagraphFont" style:family="text">
      <style:text-properties style:font-name-complex="Open Sans" fo:font-weight="bold" style:font-weight-asian="bold" style:font-weight-complex="bold" fo:color="#000000" fo:font-size="10pt" style:font-size-asian="10pt" style:font-size-complex="10pt"/>
    </style:style>
    <style:style style:name="P35" style:parent-style-name="Heading6" style:family="paragraph">
      <style:paragraph-properties fo:line-height="100%"/>
      <style:text-properties fo:color="#000000" fo:font-size="10pt" style:font-size-asian="10pt" style:font-size-complex="10pt"/>
    </style:style>
    <style:style style:name="T36" style:parent-style-name="DefaultParagraphFont" style:family="text">
      <style:text-properties style:font-name="Aptos" style:font-name-complex="Open Sans" fo:color="#000000" fo:font-size="10pt" style:font-size-asian="10pt" style:font-size-complex="10pt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color="#FFFFFF" fo:background-color="#000000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fo:color="#FFFFFF" fo:background-color="#000000"/>
    </style:style>
    <style:style style:name="P56" style:parent-style-name="Normal" style:family="paragraph">
      <style:paragraph-properties fo:margin-bottom="0in" fo:line-height="100%"/>
    </style:style>
    <style:style style:name="P57" style:parent-style-name="ListParagraph" style:list-style-name="LFO3" style:family="paragraph">
      <style:paragraph-properties fo:margin-bottom="0in" fo:line-height="100%"/>
      <style:text-properties fo:font-size="10pt" style:font-size-asian="10pt" style:font-size-complex="10pt"/>
    </style:style>
    <style:style style:name="P58" style:parent-style-name="ListParagraph" style:list-style-name="LFO3" style:family="paragraph">
      <style:paragraph-properties fo:margin-bottom="0in" fo:line-height="100%"/>
      <style:text-properties fo:font-size="10pt" style:font-size-asian="10pt" style:font-size-complex="10pt"/>
    </style:style>
    <style:style style:name="P59" style:parent-style-name="ListParagraph" style:list-style-name="LFO3" style:family="paragraph">
      <style:paragraph-properties fo:margin-bottom="0in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-top="none" fo:border-left="0.0069in solid #E8D1B2" fo:border-bottom="none" fo:border-right="none" style:writing-mode="lr-tb" fo:padding-top="0in" fo:padding-left="0.2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fo:color="#FFFFFF" fo:background-color="#000000"/>
    </style:style>
    <style:style style:name="P65" style:parent-style-name="western" style:family="paragraph">
      <style:text-properties style:font-name="Aptos" style:font-name-complex="Open Sans" fo:font-size="10pt" style:font-size-asian="10pt" style:font-size-complex="10pt"/>
    </style:style>
    <style:style style:name="T66" style:parent-style-name="DefaultParagraphFont" style:family="text">
      <style:text-properties style:font-name="Aptos" fo:color="#FFFFFF" fo:background-color="#000000"/>
    </style:style>
    <style:style style:name="P67" style:parent-style-name="Heading5" style:family="paragraph">
      <style:paragraph-properties fo:line-height="100%"/>
    </style:style>
    <style:style style:name="T68" style:parent-style-name="DefaultParagraphFont" style:family="text">
      <style:text-properties style:font-name-complex="Open Sans" fo:font-weight="bold" style:font-weight-asian="bold" style:font-weight-complex="bold" fo:color="#000000" fo:font-size="10pt" style:font-size-asian="10pt" style:font-size-complex="10pt"/>
    </style:style>
    <style:style style:name="P69" style:parent-style-name="Heading6" style:family="paragraph">
      <style:paragraph-properties fo:line-height="100%"/>
      <style:text-properties fo:color="#000000" fo:font-size="10pt" style:font-size-asian="10pt" style:font-size-complex="10pt"/>
    </style:style>
    <style:style style:name="P70" style:parent-style-name="western" style:family="paragraph">
      <style:text-properties style:font-name="Aptos" fo:color="#000000" fo:font-size="10pt" style:font-size-asian="10pt" style:font-size-complex="10pt"/>
    </style:style>
    <style:style style:name="P71" style:parent-style-name="Heading5" style:family="paragraph">
      <style:paragraph-properties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72" style:parent-style-name="Heading6" style:family="paragraph">
      <style:paragraph-properties fo:line-height="100%"/>
    </style:style>
    <style:style style:name="T73" style:parent-style-name="DefaultParagraphFont" style:family="text">
      <style:text-properties style:font-name-complex="Open Sans" fo:color="#000000" fo:font-size="10pt" style:font-size-asian="10pt" style:font-size-complex="10pt"/>
    </style:style>
    <style:style style:name="T74" style:parent-style-name="DefaultParagraphFont" style:family="text">
      <style:text-properties style:font-name="Aptos" style:font-name-complex="Open Sans" fo:color="#000000" fo:font-size="10pt" style:font-size-asian="10pt" style:font-size-complex="10pt"/>
    </style:style>
    <style:style style:name="P75" style:parent-style-name="Heading5" style:family="paragraph">
      <style:paragraph-properties fo:line-height="100%"/>
    </style:style>
    <style:style style:name="T76" style:parent-style-name="DefaultParagraphFont" style:family="text">
      <style:text-properties style:font-name-complex="Open Sans" fo:font-weight="bold" style:font-weight-asian="bold" style:font-weight-complex="bold" fo:color="#000000" fo:font-size="10pt" style:font-size-asian="10pt" style:font-size-complex="10pt"/>
    </style:style>
    <style:style style:name="P77" style:parent-style-name="Heading6" style:family="paragraph">
      <style:paragraph-properties fo:line-height="100%"/>
      <style:text-properties fo:color="#000000" fo:font-size="10pt" style:font-size-asian="10pt" style:font-size-complex="10pt"/>
    </style:style>
    <style:style style:name="T78" style:parent-style-name="DefaultParagraphFont" style:family="text">
      <style:text-properties style:font-name="Aptos" style:font-name-complex="Open Sans" fo:color="#000000" fo:font-size="10pt" style:font-size-asian="10pt" style:font-size-complex="10pt"/>
    </style:style>
    <style:style style:name="P79" style:parent-style-name="western" style:family="paragraph">
      <style:text-properties style:font-name="Aptos"/>
    </style:style>
    <style:style style:name="P80" style:parent-style-name="Heading5" style:family="paragraph">
      <style:paragraph-properties fo:line-height="100%"/>
    </style:style>
    <style:style style:name="T81" style:parent-style-name="DefaultParagraphFont" style:family="text">
      <style:text-properties style:font-name-complex="Open Sans" fo:font-weight="bold" style:font-weight-asian="bold" style:font-weight-complex="bold" fo:color="#000000" fo:font-size="10pt" style:font-size-asian="10pt" style:font-size-complex="10pt"/>
    </style:style>
    <style:style style:name="P82" style:parent-style-name="Heading6" style:family="paragraph">
      <style:paragraph-properties fo:line-height="100%"/>
      <style:text-properties fo:color="#000000" fo:font-size="10pt" style:font-size-asian="10pt" style:font-size-complex="10pt"/>
    </style:style>
    <style:style style:name="T83" style:parent-style-name="DefaultParagraphFont" style:family="text">
      <style:text-properties style:font-name="Aptos" style:font-name-complex="Open Sans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file photo</text:p>
          </table:table-cell>
          <table:table-cell table:style-name="TableCell7">
            <text:p text:style-name="P8">Alex Doe</text:p>
            <text:p text:style-name="P9">Product Designer</text:p>
            <text:p text:style-name="P10"/>
            <text:p text:style-name="P11">CONTACT</text:p>
            <text:p text:style-name="P12"><draw:frame draw:z-index="251658240" draw:style-name="a0" draw:name="Graphic 3" text:anchor-type="paragraph" svg:x="0.01458in" svg:y="0.17014in" svg:width="0.24375in" svg:height="0.24375in" style:rel-width="scale" style:rel-height="scale"><draw:image xlink:href="media/image1.svg" xlink:type="simple" xlink:show="embed" xlink:actuate="onLoad"/><svg:title/><svg:desc/></draw:frame><text:span text:style-name="T13"><draw:frame draw:z-index="251659264" draw:style-name="a1" draw:name="Graphic 4" text:anchor-type="paragraph" svg:x="0.01419in" svg:y="0.50556in" svg:width="0.24405in" svg:height="0.24405in" style:rel-width="scale" style:rel-height="scale"><draw:image xlink:href="media/image2.svg" xlink:type="simple" xlink:show="embed" xlink:actuate="onLoad"/><svg:title/><svg:desc/></draw:frame></text:span><text:span text:style-name="T14">no_reply@example.com</text:span></text:p>
            <text:p text:style-name="P15"><text:span text:style-name="T16"><draw:frame draw:z-index="251660288" draw:style-name="a2" draw:name="Graphic 5" text:anchor-type="paragraph" svg:x="0.01191in" svg:y="0.31806in" svg:width="0.25in" svg:height="0.25in" style:rel-width="scale" style:rel-height="scale"><draw:image xlink:href="media/image3.svg" xlink:type="simple" xlink:show="embed" xlink:actuate="onLoad"/><svg:title/><svg:desc/></draw:frame></text:span><text:span text:style-name="T17"><text:s/>(123) 456-7890</text:span></text:p>
            <text:p text:style-name="P18"><text:span text:style-name="T19"><draw:frame draw:z-index="251661312" draw:style-name="a3" draw:name="Graphic 6" text:anchor-type="paragraph" svg:x="0.01181in" svg:y="0.35694in" svg:width="0.25in" svg:height="0.25in" style:rel-width="scale" style:rel-height="scale"><draw:image xlink:href="media/image4.svg" xlink:type="simple" xlink:show="embed" xlink:actuate="onLoad"/><svg:title/><svg:desc/></draw:frame></text:span><text:span text:style-name="T20">www.AlexDoeDesign.com</text:span></text:p>
            <text:p text:style-name="P21"><text:span text:style-name="T22">123 Example Street</text:span></text:p>
          </table:table-cell>
        </table:table-row>
      </table:table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/>
            <text:p text:style-name="P30"><text:span text:style-name="T31">EDUCATION</text:span></text:p>
            <text:h text:style-name="P32" text:outline-level="5"/>
            <text:h text:style-name="P33" text:outline-level="5"><text:span text:style-name="T34">School Name – Degree<text:s/></text:span></text:h>
            <text:h text:style-name="P35" text:outline-level="6">Month 20xx – Month 20xx</text:h>
            <text:p text:style-name="western"><text:span text:style-name="T36">Brief description of the skills you learned or software you used in school. Name relevant experiences or real life projects that you completed.</text:span></text:p>
            <text:p text:style-name="P37"/>
            <text:p text:style-name="P38"><text:span text:style-name="T39">SKILLS</text:span></text:p>
            <text:p text:style-name="P40"/>
            <text:p text:style-name="P41">Management Skills</text:p>
            <text:p text:style-name="P42"/>
            <text:p text:style-name="P43">Creativity</text:p>
            <text:p text:style-name="P44"/>
            <text:p text:style-name="P45">Digital Marketing</text:p>
            <text:p text:style-name="P46"/>
            <text:p text:style-name="P47">Leadership</text:p>
            <text:p text:style-name="P48"/>
            <text:p text:style-name="P49">Critical Thinking</text:p>
            <text:p text:style-name="P50"/>
            <text:p text:style-name="P51">Problem Solving</text:p>
            <text:p text:style-name="P52"/>
            <text:p text:style-name="P53"/>
            <text:p text:style-name="P54"><text:span text:style-name="T55">LANGUAGE</text:span></text:p>
            <text:p text:style-name="P56"/>
            <text:list text:style-name="LFO3" text:continue-numbering="true">
              <text:list-item>
                <text:p text:style-name="P57">English</text:p>
              </text:list-item>
              <text:list-item>
                <text:p text:style-name="P58">French (basic)</text:p>
              </text:list-item>
              <text:list-item>
                <text:p text:style-name="P59">German (basic)</text:p>
              </text:list-item>
            </text:list>
            <text:p text:style-name="P60"/>
          </table:table-cell>
          <table:table-cell table:style-name="TableCell61">
            <text:p text:style-name="P62"/>
            <text:p text:style-name="P63"><text:span text:style-name="T64">PROFILE</text:span></text:p>
            <text:p text:style-name="P65">Provide a brief description of who you are what some of your interest and hobbies are. Having a common interest with a potential employer can help him/her want to get to know you. Don’t go overboard in this section.</text:p>
            <text:p text:style-name="western"><text:span text:style-name="T66">EXPERIENCE</text:span></text:p>
            <text:h text:style-name="P67" text:outline-level="5"><text:span text:style-name="T68">Company Name / Location – Job Title</text:span></text:h>
            <text:h text:style-name="P69" text:outline-level="6">Month 20xx – Present</text:h>
            <text:p text:style-name="P70">Brief description of the job description and responsibilities that you had to manage while working in this job as well as the skills needed.<text:s/></text:p>
            <text:h text:style-name="P71" text:outline-level="5">Company Name / Location – Job Title</text:h>
            <text:h text:style-name="P72" text:outline-level="6"><text:span text:style-name="T73">Month 20xx – Month 20xx</text:span></text:h>
            <text:p text:style-name="western"><text:span text:style-name="T74">Brief description of the job description and responsibilities that you had to manage while working in this job as well as the skills needed.<text:s/></text:span></text:p>
            <text:h text:style-name="P75" text:outline-level="5"><text:span text:style-name="T76">Company Name / Location – Job Title</text:span></text:h>
            <text:h text:style-name="P77" text:outline-level="6">Month 20xx – Month 20xx</text:h>
            <text:p text:style-name="western"><text:span text:style-name="T78">Brief description of the job description and responsibilities that you had to manage while working in this job as well as the skills needed.<text:s/></text:span></text:p>
            <text:p text:style-name="P79">ACHIEVEMENTS</text:p>
            <text:h text:style-name="P80" text:outline-level="5"><text:span text:style-name="T81">Award Presenter – Name of the Award</text:span></text:h>
            <text:h text:style-name="P82" text:outline-level="6">Month 20xx</text:h>
            <text:p text:style-name="western"><text:span text:style-name="T83">Brief description of the award and what you achieve to earn the award. Highlight the difficulty of winning this award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pen Sans" svg:font-family="Open Sans" style:font-family-generic="system" style:font-pitch="variable" svg:panose-1="2 11 6 6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algun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algun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algun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algun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algun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algun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algun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algun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algun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algun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algun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algun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algun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algun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algun Gothic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algun Gothic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western" style:display-name="wester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"/>
      </style:header>
      <style:footer>
        <text:p text:style-name="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andra Boehm</meta:initial-creator>
    <dc:creator>Alexandra Boehm</dc:creator>
    <meta:creation-date>2025-08-20T16:07:00Z</meta:creation-date>
    <dc:date>2025-08-20T16:07:00Z</dc:date>
    <meta:template xlink:href="Normal.dotm" xlink:type="simple"/>
    <meta:editing-cycles>2</meta:editing-cycles>
    <meta:editing-duration>PT0S</meta:editing-duration>
    <meta:document-statistic meta:page-count="1" meta:paragraph-count="3" meta:word-count="225" meta:character-count="1508" meta:row-count="10" meta:non-whitespace-character-count="1286"/>
  </office:meta>
</office:document-meta>
</file>